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d360" officeooo:paragraph-rsid="0006d3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编译</text:p>
      <text:p text:style-name="P1"><text:tab/>giraph1.0编译未通过，</text:p>
      <text:p text:style-name="P1"><text:tab/>0.1可以直接编译通过，</text:p>
      <text:p text:style-name="P1"><text:tab/>0.3编译参数为mvn -DskipTests -Phadoop_1.0 clean package，主要是指定hadoop为当前的版本，编译出来的是1.0（疑问，版本号是1.0，还没有确定是编译的hadoop依赖是1.0还是最终程序版本是1.0）</text:p>
      <text:p text:style-name="P1"/>
      <text:p text:style-name="P1">2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4:31:01.214283879</meta:creation-date>
    <dc:date>2014-08-15T16:42:23.681410452</dc:date>
    <meta:editing-duration>PT1H37M11S</meta:editing-duration>
    <meta:editing-cycles>1</meta:editing-cycles>
    <meta:document-statistic meta:table-count="0" meta:image-count="0" meta:object-count="0" meta:page-count="1" meta:paragraph-count="5" meta:word-count="90" meta:character-count="160" meta:non-whitespace-character-count="153"/>
    <meta:generator>LibreOffice/4.2.4.2$Linux_X86_64 LibreOffice_project/420m0$Build-2</meta:generator>
  </office:meta>
</office:document-meta>
</file>